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60a" officeooo:paragraph-rsid="0007e60a"/>
    </style:style>
    <style:style style:name="P2" style:family="paragraph" style:parent-style-name="Standard">
      <style:text-properties fo:font-weight="bold" officeooo:rsid="0008585d" officeooo:paragraph-rsid="0008585d" style:font-weight-asian="bold" style:font-weight-complex="bold"/>
    </style:style>
    <style:style style:name="P3" style:family="paragraph" style:parent-style-name="Standard">
      <style:text-properties fo:font-weight="bold" officeooo:rsid="0008eb8a" officeooo:paragraph-rsid="0008eb8a" style:font-weight-asian="bold" style:font-weight-complex="bold"/>
    </style:style>
    <style:style style:name="P4" style:family="paragraph" style:parent-style-name="Table_20_Contents">
      <style:text-properties officeooo:rsid="0008585d" officeooo:paragraph-rsid="0008585d"/>
    </style:style>
    <style:style style:name="P5" style:family="paragraph" style:parent-style-name="Standard" style:list-style-name="L1">
      <style:text-properties fo:font-weight="normal" officeooo:rsid="0008eb8a" officeooo:paragraph-rsid="0008eb8a" style:font-weight-asian="normal" style:font-weight-complex="normal"/>
    </style:style>
    <style:style style:name="P6" style:family="paragraph" style:parent-style-name="Standard">
      <style:text-properties fo:font-weight="normal" officeooo:rsid="0008eb8a" officeooo:paragraph-rsid="0008585d" style:font-weight-asian="normal" style:font-weight-complex="normal"/>
    </style:style>
    <style:style style:name="P7" style:family="paragraph" style:parent-style-name="Standard">
      <style:text-properties fo:font-weight="bold" officeooo:rsid="0008585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ee = --exclude-errors (exclude whole sequences if they have any error)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raining</text:p>
          </table:table-cell>
          <table:table-cell table:style-name="Table1.B1" office:value-type="string">
            <text:p text:style-name="P4">Always train with -ee. We could only train with sample weights, but then we would train the network with possibly bad assembly parts and the annotation around errors should also be viewed with caution.</text:p>
          </table:table-cell>
        </table:table-row>
        <table:table-row>
          <table:table-cell table:style-name="Table1.A2" office:value-type="string">
            <text:p text:style-name="P4">Validation</text:p>
          </table:table-cell>
          <table:table-cell table:style-name="Table1.B2" office:value-type="string">
            <text:p text:style-name="P4">Always use all sequences but mask erroneous bases with sample weights. Never use</text:p>
            <text:p text:style-name="P4">-ee (would exclude a lot of fairly correct bases, which is not necessary here) or all sequences without error masks (would mean we partially evaluate our performance on erroneous data). </text:p>
          </table:table-cell>
        </table:table-row>
        <table:table-row>
          <table:table-cell table:style-name="Table1.A2" office:value-type="string">
            <text:p text:style-name="P4">Test</text:p>
          </table:table-cell>
          <table:table-cell table:style-name="Table1.B2" office:value-type="string">
            <text:p text:style-name="P4">Same as validatio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6:45:23.839627666</meta:creation-date>
    <dc:date>2019-10-23T10:00:24.939956077</dc:date>
    <meta:editing-duration>PT28M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8" meta:word-count="95" meta:character-count="578" meta:non-whitespace-character-count="491"/>
  </office:meta>
</office:document-meta>
</file>